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Lighthack Leo Schema collegamenti arduino uno e hardware esterni al 10/05/2021</text:span></text:p>
      <text:p text:style-name="Standard"/>
      <text:p text:style-name="Standard">Lato pin analogici Arduino: </text:p>
      <text:list xml:id="list6386200806817326062" text:style-name="L4">
        <text:list-item>
          <text:p text:style-name="P5"><text:s/>5V a: <text:s/>display VCC, display LED+5V, pin 1 del trimmer</text:p>
        </text:list-item>
      </text:list>
      <text:list xml:id="list5368514116094714784" text:style-name="L1">
        <text:list-item>
          <text:p text:style-name="P1">GND a: <text:s/>diplay ground, display LED - ground, RW, pin 3 del trimmer</text:p>
        </text:list-item>
        <text:list-item>
          <text:p text:style-name="P1"><text:s/>A0 a: <text:s/>encoder 1 pin B Al a encoder 1 pin A </text:p>
        </text:list-item>
        <text:list-item>
          <text:p text:style-name="P1"><text:s/>A2 a: encoder 2 pin B </text:p>
        </text:list-item>
        <text:list-item>
          <text:p text:style-name="P1"><text:s/>A3 a: encoder 2 pin B </text:p>
          <text:p text:style-name="P1"/>
        </text:list-item>
      </text:list>
      <text:p text:style-name="Standard">Lato pin digitali Arduino: </text:p>
      <text:p text:style-name="Standard"/>
      <text:list xml:id="list2389295464043880074" text:style-name="L2">
        <text:list-item>
          <text:p text:style-name="P2">GND a pin centrali degli encoder, pin 1 dei pulsanti esterni e a pin 1 dei pulsanti dei 2 encoder</text:p>
        </text:list-item>
        <text:list-item>
          <text:p text:style-name="P2"><text:s/>12 al pin 2 del pulsante NEXT</text:p>
        </text:list-item>
        <text:list-item>
          <text:p text:style-name="P2"><text:s/>11 al pin 2 del pulsante LAST </text:p>
        </text:list-item>
        <text:list-item>
          <text:p text:style-name="P2"><text:s/>10 ai pin 2 dei pulsanti SHIFT degli encoder</text:p>
        </text:list-item>
        <text:list-item>
          <text:p text:style-name="P2"><text:s/>9 al pin 2 del pulsante DOWN </text:p>
        </text:list-item>
        <text:list-item>
          <text:p text:style-name="P2"><text:s/>8 al pin 2 del pulsante UP </text:p>
        </text:list-item>
        <text:list-item>
          <text:p text:style-name="P2"><text:s/>7 al pin 7 del display </text:p>
        </text:list-item>
        <text:list-item>
          <text:p text:style-name="P2"><text:s/>6 al pin 6 del display </text:p>
        </text:list-item>
        <text:list-item>
          <text:p text:style-name="P2"><text:s/>5 al pin 5 del display </text:p>
        </text:list-item>
        <text:list-item>
          <text:p text:style-name="P2">4 al pin 4 del display </text:p>
        </text:list-item>
        <text:list-item>
          <text:p text:style-name="P2"><text:s/>3 al pin ENABLE del display </text:p>
        </text:list-item>
        <text:list-item>
          <text:p text:style-name="P2"><text:s/>2 al pin RS del display </text:p>
          <text:p text:style-name="P2"/>
        </text:list-item>
      </text:list>
      <text:p text:style-name="Standard">Il pin 2 del trimmer da 10 k ohm va al pin VEE del display </text:p>
      <text:p text:style-name="Standard"/>
      <text:p text:style-name="Standard">Lista componenti:</text:p>
      <text:list xml:id="list2537196497131621528" text:style-name="L3">
        <text:list-item>
          <text:p text:style-name="P3">Arduino uno</text:p>
        </text:list-item>
        <text:list-item>
          <text:p text:style-name="P3"><text:s/>Display HD44780 </text:p>
        </text:list-item>
        <text:list-item>
          <text:p text:style-name="P3"><text:s/>2 x encoder </text:p>
        </text:list-item>
        <text:list-item>
          <text:p text:style-name="P3"><text:s/>4 x pulsante </text:p>
        </text:list-item>
        <text:list-item>
          <text:p text:style-name="P3"><text:s/>10 x condensatore 100nF </text:p>
        </text:list-item>
        <text:list-item>
          <text:p text:style-name="P3">1 trimmer 10K ohm</text:p>
          <text:p text:style-name="P3"/>
        </text:list-item>
      </text:list>
      <text:p text:style-name="Standard">Applicare un condesatore da 100nF in parallelo ai 4 pulsanti, agli encoder tra pin A-C, C-B e ai pulsanti degli encoder. </text:p>
      <text:p text:style-name="Standard"/>
      <text:p text:style-name="Standard">Parametri controllati: Intensity Shutter Strobe — Pan — Tilt — Zoom — Edge —Iris - Diffusion — Red Green — Blue — White — Hue - Saturat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o Service</meta:initial-creator>
    <meta:creation-date>2021-05-10T10:36:17</meta:creation-date>
    <meta:document-statistic meta:table-count="0" meta:image-count="0" meta:object-count="0" meta:page-count="1" meta:paragraph-count="30" meta:word-count="265" meta:character-count="1208"/>
    <dc:date>2021-05-10T10:43:49</dc:date>
    <dc:creator>Pro Service</dc:creator>
    <meta:editing-duration>PT7M33S</meta:editing-duration>
    <meta:editing-cycles>1</meta:editing-cycles>
    <meta:generator>OpenOffice/4.1.5$Unix OpenOffice.org_project/415m1$Build-9789</meta:generator>
  </office:meta>
</office:document-meta>
</file>